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8.726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0"/>
    <style:style style:name="ce13" style:family="table-cell" style:parent-style-name="Good" style:data-style-name="N30"/>
    <style:style style:name="ce20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Warning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1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2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8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style-name="Warning"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3" office:value-type="string" calcext:value-type="string">
            <text:p>*</text:p>
          </table:table-cell>
          <table:table-cell table:style-name="ce13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3" office:value-type="string" calcext:value-type="string">
            <text:p>*</text:p>
          </table:table-cell>
          <table:table-cell table:style-name="ce13" office:value-type="string" calcext:value-type="string">
            <text:p>1.1-240525-RC2-repack1</text:p>
          </table:table-cell>
          <table:table-cell/>
        </table:table-row>
        <table:table-row table:style-name="ro1" table:number-rows-repeated="8">
          <table:table-cell table:number-columns-repeated="4"/>
          <table:table-cell table:style-name="ce18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 table:number-columns-spanned="7" table:number-rows-spanned="2">
            <text:p>青中人文站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Good"/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Good"/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Good"/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 table:number-columns-repeated="2"/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7" table:number-rows-spanned="1">
            <text:p>更新子版本1.1</text:p>
          </table:table-cell>
          <table:covered-table-cell table:number-columns-repeated="5"/>
          <table:covered-table-cell table:style-name="ce18"/>
          <table:table-cell table:number-columns-repeated="2"/>
        </table:table-row>
        <table:table-row table:style-name="ro2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，或使用第三方验证码库</text:p>
          </table:table-cell>
          <table:table-cell table:style-name="Neutral"/>
          <table:table-cell table:style-name="ce20" table:number-columns-repeated="2"/>
          <table:table-cell table:style-name="Neutral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Good"/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1-240512-RC1</text:p>
          </table:table-cell>
          <table:table-cell table:style-name="Warning" table:number-columns-repeated="2"/>
        </table:table-row>
        <table:table-row table:style-name="ro3">
          <table:table-cell table:style-name="Neutral" office:value-type="string" calcext:value-type="string">
            <text:p>REQ0006</text:p>
          </table:table-cell>
          <table:table-cell table:style-name="Neutral" office:value-type="string" calcext:value-type="string">
            <text:p>老师全方位管理功能</text:p>
          </table:table-cell>
          <table:table-cell table:style-name="Neutral" office:value-type="string" calcext:value-type="string">
            <text:p>db外放，如果需要可以第三方</text:p>
          </table:table-cell>
          <table:table-cell table:style-name="Neutral"/>
          <table:table-cell table:style-name="ce20" office:value-type="string" calcext:value-type="string">
            <text:p>*</text:p>
          </table:table-cell>
          <table:table-cell table:style-name="ce20"/>
          <table:table-cell table:style-name="Neutral"/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 office:value-type="string" calcext:value-type="string">
            <text:p>登录以后在主页中设置</text:p>
          </table:table-cell>
          <table:table-cell table:style-name="Good"/>
          <table:table-cell table:style-name="ce3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 table:number-columns-repeated="2"/>
        </table:table-row>
        <table:table-row table:style-name="ro1">
          <table:table-cell table:style-name="Neutral" office:value-type="string" calcext:value-type="string">
            <text:p>REQ0008</text:p>
          </table:table-cell>
          <table:table-cell table:style-name="Neutral" office:value-type="string" calcext:value-type="string">
            <text:p>青人图库</text:p>
          </table:table-cell>
          <table:table-cell table:style-name="Neutral" office:value-type="string" calcext:value-type="string">
            <text:p>（无）</text:p>
          </table:table-cell>
          <table:table-cell table:style-name="Neutral"/>
          <table:table-cell table:style-name="ce20" table:number-columns-repeated="2"/>
          <table:table-cell table:style-name="Neutral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3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6-01T14:23:40.621323459</dc:date>
    <meta:editing-duration>PT8H25M44S</meta:editing-duration>
    <meta:editing-cycles>35</meta:editing-cycles>
    <meta:generator>LibreOffice/7.3.7.2$Linux_AARCH64 LibreOffice_project/30$Build-2</meta:generator>
    <meta:document-statistic meta:table-count="2" meta:cell-count="96" meta:object-count="0"/>
  </office:meta>
</office:document-meta>
</file>